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language="en" fo:country="GB" officeooo:paragraph-rsid="0031d90b"/>
    </style:style>
    <style:style style:name="P2" style:family="paragraph" style:parent-style-name="Standard">
      <style:text-properties style:font-name="Calibri1" fo:language="en" fo:country="GB" fo:font-weight="normal" officeooo:rsid="002fe9b7" officeooo:paragraph-rsid="002fe9b7" style:font-weight-asian="normal" style:font-weight-complex="normal"/>
    </style:style>
    <style:style style:name="P3" style:family="paragraph" style:parent-style-name="Standard">
      <style:text-properties style:font-name="Calibri1" fo:language="en" fo:country="GB" fo:font-weight="normal" officeooo:rsid="0025ec13" officeooo:paragraph-rsid="0025ec13" style:font-weight-asian="normal" style:font-weight-complex="normal"/>
    </style:style>
    <style:style style:name="P4" style:family="paragraph" style:parent-style-name="Standard">
      <style:text-properties style:font-name="Calibri1" fo:language="en" fo:country="GB" officeooo:rsid="00331df1"/>
    </style:style>
    <style:style style:name="P5" style:family="paragraph" style:parent-style-name="Standard">
      <style:text-properties style:font-name="Calibri1" fo:language="en" fo:country="GB" fo:font-style="normal" officeooo:rsid="00357102" officeooo:paragraph-rsid="00357102" style:font-style-asian="normal" style:font-style-complex="normal"/>
    </style:style>
    <style:style style:name="P6" style:family="paragraph" style:parent-style-name="Standard">
      <style:text-properties style:font-name="Calibri1" fo:language="en" fo:country="GB" officeooo:rsid="003a6441"/>
    </style:style>
    <style:style style:name="P7" style:family="paragraph" style:parent-style-name="Standard">
      <style:text-properties style:font-name="Calibri1" fo:language="en" fo:country="GB" officeooo:rsid="0035ed99" officeooo:paragraph-rsid="0035ed99"/>
    </style:style>
    <style:style style:name="P8" style:family="paragraph" style:parent-style-name="Standard">
      <style:text-properties style:font-name="Calibri1" fo:language="en" fo:country="GB" fo:font-weight="bold" officeooo:rsid="00331df1" officeooo:paragraph-rsid="003f37d4" style:font-weight-asian="bold" style:font-weight-complex="bold"/>
    </style:style>
    <style:style style:name="P9" style:family="paragraph" style:parent-style-name="Standard">
      <style:text-properties style:font-name="Calibri1" fo:language="en" fo:country="GB" fo:font-weight="bold" officeooo:rsid="00221407" officeooo:paragraph-rsid="00427b5d" style:font-weight-asian="bold" style:font-weight-complex="bold"/>
    </style:style>
    <style:style style:name="P10" style:family="paragraph" style:parent-style-name="Standard">
      <style:text-properties style:font-name="Calibri1" fo:language="en" fo:country="GB" officeooo:rsid="003f37d4" officeooo:paragraph-rsid="003f37d4"/>
    </style:style>
    <style:style style:name="P11" style:family="paragraph" style:parent-style-name="Standard">
      <style:text-properties style:font-name="Calibri1" fo:language="en" fo:country="GB" officeooo:rsid="00427b5d" officeooo:paragraph-rsid="00427b5d"/>
    </style:style>
    <style:style style:name="P12" style:family="paragraph" style:parent-style-name="Standard">
      <style:text-properties style:font-name="Calibri1" fo:language="en" fo:country="GB" officeooo:rsid="00427b5d" officeooo:paragraph-rsid="004534b2"/>
    </style:style>
    <style:style style:name="P13" style:family="paragraph" style:parent-style-name="Standard">
      <style:text-properties fo:language="en" fo:country="GB" officeooo:paragraph-rsid="002fe9b7"/>
    </style:style>
    <style:style style:name="P14" style:family="paragraph" style:parent-style-name="Standard">
      <style:text-properties officeooo:paragraph-rsid="0035ed99"/>
    </style:style>
    <style:style style:name="P15" style:family="paragraph" style:parent-style-name="Standard">
      <style:text-properties officeooo:paragraph-rsid="003f37d4"/>
    </style:style>
    <style:style style:name="P16" style:family="paragraph" style:parent-style-name="Standard">
      <style:text-properties officeooo:paragraph-rsid="00427b5d"/>
    </style:style>
    <style:style style:name="P17" style:family="paragraph" style:parent-style-name="Standard">
      <style:text-properties officeooo:rsid="0042fb32" officeooo:paragraph-rsid="00430f7f"/>
    </style:style>
    <style:style style:name="P18" style:family="paragraph" style:parent-style-name="Text_20_body">
      <style:text-properties fo:language="en" fo:country="GB" officeooo:rsid="0028f5e1" officeooo:paragraph-rsid="002bf9cf"/>
    </style:style>
    <style:style style:name="P19" style:family="paragraph" style:parent-style-name="Text_20_body">
      <style:text-properties officeooo:rsid="00430f7f" officeooo:paragraph-rsid="00430f7f"/>
    </style:style>
    <style:style style:name="P20" style:family="paragraph" style:parent-style-name="Standard">
      <style:text-properties style:font-name="Calibri1" fo:language="en" fo:country="GB" officeooo:rsid="00427b5d" officeooo:paragraph-rsid="0056d0a6"/>
    </style:style>
    <style:style style:name="P21" style:family="paragraph" style:parent-style-name="Standard">
      <style:text-properties style:font-name="Calibri1" fo:language="en" fo:country="GB" officeooo:rsid="00427b5d" officeooo:paragraph-rsid="0062fcb7"/>
    </style:style>
    <style:style style:name="P22" style:family="paragraph" style:parent-style-name="Standard">
      <style:text-properties style:font-name="Calibri1" fo:language="en" fo:country="GB" officeooo:rsid="0042fb32" officeooo:paragraph-rsid="0057077c"/>
    </style:style>
    <style:style style:name="P23" style:family="paragraph" style:parent-style-name="Standard">
      <style:text-properties style:font-name="Calibri1" fo:language="en" fo:country="GB" officeooo:rsid="0042fb32" officeooo:paragraph-rsid="0059e9b8"/>
    </style:style>
    <style:style style:name="P24" style:family="paragraph" style:parent-style-name="Standard">
      <style:text-properties style:font-name="Calibri1" fo:language="en" fo:country="GB" officeooo:rsid="0042fb32" officeooo:paragraph-rsid="006452ad"/>
    </style:style>
    <style:style style:name="P25" style:family="paragraph" style:parent-style-name="Standard">
      <style:text-properties officeooo:rsid="0042fb32" officeooo:paragraph-rsid="00430f7f"/>
    </style:style>
    <style:style style:name="P26" style:family="paragraph" style:parent-style-name="Standard">
      <style:text-properties officeooo:paragraph-rsid="0057077c"/>
    </style:style>
    <style:style style:name="P27" style:family="paragraph" style:parent-style-name="Standard">
      <style:text-properties fo:language="en" fo:country="GB" officeooo:paragraph-rsid="002fe9b7"/>
    </style:style>
    <style:style style:name="P28" style:family="paragraph" style:parent-style-name="Standard">
      <style:text-properties fo:language="en" fo:country="GB" fo:font-weight="bold" officeooo:rsid="002bf9cf" officeooo:paragraph-rsid="00600c23" style:font-weight-asian="bold" style:font-weight-complex="bold"/>
    </style:style>
    <style:style style:name="P29" style:family="paragraph" style:parent-style-name="Standard">
      <style:text-properties officeooo:paragraph-rsid="006452ad"/>
    </style:style>
    <style:style style:name="P30" style:family="paragraph" style:parent-style-name="Text_20_body" style:list-style-name="L1">
      <style:text-properties fo:language="en" fo:country="GB"/>
    </style:style>
    <style:style style:name="P31" style:family="paragraph" style:parent-style-name="Text_20_body" style:list-style-name="L1">
      <style:text-properties fo:language="en" fo:country="GB" officeooo:rsid="002bf9cf" officeooo:paragraph-rsid="002bf9cf"/>
    </style:style>
    <style:style style:name="P32" style:family="paragraph" style:parent-style-name="Text_20_body">
      <style:text-properties fo:language="en" fo:country="GB" officeooo:paragraph-rsid="002d80dd"/>
    </style:style>
    <style:style style:name="P33" style:family="paragraph" style:parent-style-name="Text_20_body">
      <style:text-properties officeooo:rsid="0042fb32" officeooo:paragraph-rsid="00430f7f"/>
    </style:style>
    <style:style style:name="P34" style:family="paragraph" style:parent-style-name="Text_20_body">
      <style:text-properties officeooo:paragraph-rsid="002d80dd"/>
    </style:style>
    <style:style style:name="P35" style:family="paragraph" style:parent-style-name="Heading_20_1">
      <style:text-properties fo:language="en" fo:country="GB"/>
    </style:style>
    <style:style style:name="P36" style:family="paragraph" style:parent-style-name="Heading_20_1" style:list-style-name="WWNum1" style:master-page-name="Standard">
      <style:paragraph-properties style:page-number="auto"/>
      <style:text-properties fo:language="en" fo:country="GB"/>
    </style:style>
    <style:style style:name="P37" style:family="paragraph" style:parent-style-name="Heading_20_2">
      <style:text-properties fo:color="#4f81bd" style:font-name="Cambria1" fo:font-size="13pt" fo:language="en" fo:country="GB" officeooo:paragraph-rsid="002118c5" style:font-size-asian="13pt" style:font-size-complex="13pt"/>
    </style:style>
    <style:style style:name="P38"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9" style:family="paragraph" style:parent-style-name="Heading_20_2">
      <style:text-properties fo:language="en" fo:country="GB" officeooo:rsid="00331df1" officeooo:paragraph-rsid="00331df1"/>
    </style:style>
    <style:style style:name="P40" style:family="paragraph" style:parent-style-name="Heading_20_2">
      <style:text-properties fo:language="en" fo:country="GB" officeooo:rsid="0025ec13" officeooo:paragraph-rsid="0025ec13"/>
    </style:style>
    <style:style style:name="P41" style:family="paragraph" style:parent-style-name="Heading_20_2">
      <style:text-properties officeooo:rsid="0042fb32" officeooo:paragraph-rsid="0042fb32"/>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fo:font-style="normal" fo:font-weight="normal" officeooo:rsid="005e413b" style:font-style-asian="normal" style:font-weight-asian="normal" style:font-style-complex="normal" style:font-weight-complex="normal"/>
    </style:style>
    <style:style style:name="T5" style:family="text">
      <style:text-properties style:font-name="Calibri1" fo:font-weight="bold" officeooo:rsid="00221407" style:font-weight-asian="bold" style:font-weight-complex="bold"/>
    </style:style>
    <style:style style:name="T6" style:family="text">
      <style:text-properties style:font-name="Calibri1" fo:font-weight="bold" officeooo:rsid="002d80dd" style:font-weight-asian="bold" style:font-weight-complex="bold"/>
    </style:style>
    <style:style style:name="T7" style:family="text">
      <style:text-properties style:font-name="Calibri1" fo:language="en" fo:country="GB"/>
    </style:style>
    <style:style style:name="T8" style:family="text">
      <style:text-properties style:font-name="Calibri1" fo:language="en" fo:country="GB" fo:font-weight="bold" style:font-weight-asian="bold" style:font-weight-complex="bold"/>
    </style:style>
    <style:style style:name="T9" style:family="text">
      <style:text-properties style:font-name="Calibri1" fo:language="en" fo:country="GB" fo:font-weight="bold" officeooo:rsid="00221407" style:font-weight-asian="bold" style:font-weight-complex="bold"/>
    </style:style>
    <style:style style:name="T10" style:family="text">
      <style:text-properties style:font-name="Calibri1" fo:language="en" fo:country="GB" fo:font-weight="bold" officeooo:rsid="00331df1" style:font-weight-asian="bold" style:font-weight-complex="bold"/>
    </style:style>
    <style:style style:name="T11" style:family="text">
      <style:text-properties style:font-name="Calibri1" fo:language="en" fo:country="GB" officeooo:rsid="001fe987"/>
    </style:style>
    <style:style style:name="T12" style:family="text">
      <style:text-properties style:font-name="Calibri1" fo:language="en" fo:country="GB" officeooo:rsid="00331df1"/>
    </style:style>
    <style:style style:name="T13" style:family="text">
      <style:text-properties style:font-name="Calibri1" fo:language="en" fo:country="GB" officeooo:rsid="00358d6c"/>
    </style:style>
    <style:style style:name="T14" style:family="text">
      <style:text-properties style:font-name="Calibri1" fo:language="en" fo:country="GB" officeooo:rsid="0035ed99"/>
    </style:style>
    <style:style style:name="T15" style:family="text">
      <style:text-properties style:font-name="Calibri1" fo:language="en" fo:country="GB" officeooo:rsid="0036a1ad"/>
    </style:style>
    <style:style style:name="T16" style:family="text">
      <style:text-properties style:font-name="Calibri1" fo:language="en" fo:country="GB" officeooo:rsid="0037e101"/>
    </style:style>
    <style:style style:name="T17" style:family="text">
      <style:text-properties style:font-name="Calibri1" fo:language="en" fo:country="GB" officeooo:rsid="0039a06e"/>
    </style:style>
    <style:style style:name="T18" style:family="text">
      <style:text-properties style:font-name="Calibri1" fo:language="en" fo:country="GB" officeooo:rsid="003f37d4"/>
    </style:style>
    <style:style style:name="T19" style:family="text">
      <style:text-properties style:font-name="Calibri1" fo:language="en" fo:country="GB" officeooo:rsid="0040e5bc"/>
    </style:style>
    <style:style style:name="T20" style:family="text">
      <style:text-properties style:font-name="Calibri1" fo:language="en" fo:country="GB" officeooo:rsid="00427b5d"/>
    </style:style>
    <style:style style:name="T21" style:family="text">
      <style:text-properties style:font-name="Calibri1" fo:language="en" fo:country="GB" fo:font-weight="normal" officeooo:rsid="00430f7f" style:font-weight-asian="normal" style:font-weight-complex="normal"/>
    </style:style>
    <style:style style:name="T22" style:family="text">
      <style:text-properties style:font-name="Calibri1" fo:language="en" fo:country="GB" fo:font-weight="normal" officeooo:rsid="004534b2" style:font-weight-asian="normal" style:font-weight-complex="normal"/>
    </style:style>
    <style:style style:name="T23" style:family="text">
      <style:text-properties style:font-name="Calibri1" fo:language="en" fo:country="GB" fo:font-weight="normal" officeooo:rsid="00500235" style:font-weight-asian="normal" style:font-weight-complex="normal"/>
    </style:style>
    <style:style style:name="T24" style:family="text">
      <style:text-properties style:font-name="Calibri1" fo:language="en" fo:country="GB" fo:font-weight="normal" officeooo:rsid="00504912" style:font-weight-asian="normal" style:font-weight-complex="normal"/>
    </style:style>
    <style:style style:name="T25" style:family="text">
      <style:text-properties style:font-name="Calibri1" fo:language="en" fo:country="GB" fo:font-weight="normal" officeooo:rsid="006452ad" style:font-weight-asian="normal" style:font-weight-complex="normal"/>
    </style:style>
    <style:style style:name="T26" style:family="text">
      <style:text-properties style:font-name="Calibri1" fo:language="en" fo:country="GB" officeooo:rsid="004c4017"/>
    </style:style>
    <style:style style:name="T27" style:family="text">
      <style:text-properties style:font-name="Calibri1" fo:language="en" fo:country="GB" officeooo:rsid="004d3ccf"/>
    </style:style>
    <style:style style:name="T28" style:family="text">
      <style:text-properties style:font-name="Calibri1" fo:language="en" fo:country="GB" fo:font-style="italic" officeooo:rsid="004d3ccf" style:font-style-asian="italic" style:font-style-complex="italic"/>
    </style:style>
    <style:style style:name="T29" style:family="text">
      <style:text-properties style:font-name="Calibri1" fo:language="en" fo:country="GB" officeooo:rsid="002118c5"/>
    </style:style>
    <style:style style:name="T30" style:family="text">
      <style:text-properties style:font-name="Calibri1" fo:language="en" fo:country="GB" officeooo:rsid="00620151"/>
    </style:style>
    <style:style style:name="T31" style:family="text">
      <style:text-properties style:font-name="Calibri1" fo:font-weight="normal" officeooo:rsid="00221407" style:font-weight-asian="normal" style:font-weight-complex="normal"/>
    </style:style>
    <style:style style:name="T32" style:family="text">
      <style:text-properties style:font-name="Calibri1" fo:font-weight="normal" officeooo:rsid="002d80dd" style:font-weight-asian="normal" style:font-weight-complex="normal"/>
    </style:style>
    <style:style style:name="T33" style:family="text">
      <style:text-properties style:font-name="Calibri1" fo:font-weight="normal" officeooo:rsid="002e368f" style:font-weight-asian="normal" style:font-weight-complex="normal"/>
    </style:style>
    <style:style style:name="T34" style:family="text">
      <style:text-properties style:font-name="Calibri1" fo:font-weight="normal" officeooo:rsid="002fe9b7" style:font-weight-asian="normal" style:font-weight-complex="normal"/>
    </style:style>
    <style:style style:name="T35" style:family="text">
      <style:text-properties style:font-name="Calibri1" fo:font-weight="normal" officeooo:rsid="00331df1" style:font-weight-asian="normal" style:font-weight-complex="normal"/>
    </style:style>
    <style:style style:name="T36" style:family="text">
      <style:text-properties style:font-name="Calibri1" fo:font-weight="normal" officeooo:rsid="003f37d4" style:font-weight-asian="normal" style:font-weight-complex="normal"/>
    </style:style>
    <style:style style:name="T37" style:family="text">
      <style:text-properties style:font-name="Calibri1" fo:font-weight="normal" officeooo:rsid="00600c23" style:font-weight-asian="normal" style:font-weight-complex="normal"/>
    </style:style>
    <style:style style:name="T38" style:family="text">
      <style:text-properties style:font-name="Calibri1" fo:font-style="normal" fo:font-weight="normal" officeooo:rsid="00358d6c" style:font-style-asian="normal" style:font-weight-asian="normal" style:font-style-complex="normal" style:font-weight-complex="normal"/>
    </style:style>
    <style:style style:name="T39" style:family="text">
      <style:text-properties style:font-name="Calibri1" fo:font-style="normal" fo:font-weight="normal" officeooo:rsid="0031d90b" style:font-style-asian="normal" style:font-weight-asian="normal" style:font-style-complex="normal" style:font-weight-complex="normal"/>
    </style:style>
    <style:style style:name="T40" style:family="text">
      <style:text-properties style:font-name="Calibri1" fo:font-style="normal" fo:font-weight="normal" officeooo:rsid="00600c23" style:font-style-asian="normal" style:font-weight-asian="normal" style:font-style-complex="normal" style:font-weight-complex="normal"/>
    </style:style>
    <style:style style:name="T41" style:family="text">
      <style:text-properties fo:color="#365f91" fo:font-size="14pt" style:font-size-asian="14pt" style:font-size-complex="14pt"/>
    </style:style>
    <style:style style:name="T42" style:family="text">
      <style:text-properties fo:color="#365f91" fo:font-size="14pt" officeooo:rsid="002bf9cf" style:font-size-asian="14pt" style:font-size-complex="14pt"/>
    </style:style>
    <style:style style:name="T43" style:family="text">
      <style:text-properties fo:color="#365f91" fo:font-size="14pt" officeooo:rsid="004a4a5b" style:font-size-asian="14pt" style:font-size-complex="14pt"/>
    </style:style>
    <style:style style:name="T44" style:family="text">
      <style:text-properties officeooo:rsid="002bf9cf"/>
    </style:style>
    <style:style style:name="T45" style:family="text">
      <style:text-properties officeooo:rsid="002cf52c"/>
    </style:style>
    <style:style style:name="T46" style:family="text">
      <style:text-properties fo:font-weight="bold" officeooo:rsid="00221407" style:font-weight-asian="bold" style:font-weight-complex="bold"/>
    </style:style>
    <style:style style:name="T47" style:family="text">
      <style:text-properties fo:font-weight="bold" officeooo:rsid="00331df1" style:font-weight-asian="bold" style:font-weight-complex="bold"/>
    </style:style>
    <style:style style:name="T48" style:family="text">
      <style:text-properties officeooo:rsid="0035ed99"/>
    </style:style>
    <style:style style:name="T49" style:family="text">
      <style:text-properties fo:font-weight="normal" officeooo:rsid="0059df9f" style:font-weight-asian="normal" style:font-weight-complex="normal"/>
    </style:style>
    <style:style style:name="T50" style:family="text">
      <style:text-properties fo:font-weight="normal" officeooo:rsid="00331df1" style:font-weight-asian="normal" style:font-weight-complex="normal"/>
    </style:style>
    <style:style style:name="T51" style:family="text">
      <style:text-properties fo:font-weight="normal" officeooo:rsid="0059e9b8" style:font-weight-asian="normal" style:font-weight-complex="normal"/>
    </style:style>
    <style:style style:name="T52" style:family="text">
      <style:text-properties fo:font-weight="normal" officeooo:rsid="005be32b" style:font-weight-asian="normal" style:font-weight-complex="normal"/>
    </style:style>
    <style:style style:name="T53" style:family="text">
      <style:text-properties fo:font-weight="normal" officeooo:rsid="005d52a6" style:font-weight-asian="normal" style:font-weight-complex="normal"/>
    </style:style>
    <style:style style:name="T54" style:family="text">
      <style:text-properties fo:font-weight="normal" officeooo:rsid="0062fcb7" style:font-weight-asian="normal" style:font-weight-complex="normal"/>
    </style:style>
    <style:style style:name="T55" style:family="text">
      <style:text-properties fo:font-weight="normal" officeooo:rsid="0035ed99" style:font-weight-asian="normal" style:font-weight-complex="normal"/>
    </style:style>
    <style:style style:name="T56" style:family="text">
      <style:text-properties fo:font-weight="normal" officeooo:rsid="006452ad" style:font-weight-asian="normal" style:font-weight-complex="normal"/>
    </style:style>
    <style:style style:name="T57" style:family="text">
      <style:text-properties fo:language="en" fo:country="GB"/>
    </style:style>
    <style:style style:name="T58" style:family="text">
      <style:text-properties fo:language="en" fo:country="GB" officeooo:rsid="002d80dd"/>
    </style:style>
    <style:style style:name="T59" style:family="text">
      <style:text-properties fo:language="en" fo:country="GB" officeooo:rsid="002e368f"/>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96809640" text:style-name="WWNum1">
        <text:list-item>
          <text:p text:style-name="P36"><text:span text:style-name="T41">Tutorial </text:span><text:span text:style-name="T43">4</text:span><text:span text:style-name="T41">: </text:span><text:span text:style-name="T42">sensitivity analysis</text:span></text:p>
        </text:list-item>
      </text:list>
      <text:p text:style-name="P18">MCDA requires exact preference weights. However, in most benefit-risk assessment situations such exact weights are not available; they might lie on a range or simply be unknown. Further, the supplied data might <text:span text:style-name="T44">have significant variance</text:span>. In this tutorial we will investigate several ways to <text:span text:style-name="T44">determine how sensitive the results of analyses are to such </text:span>uncertainties.</text:p>
      <text:list xml:id="list125043626362773" text:continue-numbering="true" text:style-name="WWNum1">
        <text:list-item>
          <text:p text:style-name="P35">Subjects <text:span text:style-name="T44">covered</text:span></text:p>
        </text:list-item>
      </text:list>
      <text:list xml:id="list1235963149" text:style-name="L1">
        <text:list-item>
          <text:p text:style-name="P30">Uncertainty in data <text:span text:style-name="T45">and preferences</text:span></text:p>
        </text:list-item>
        <text:list-item>
          <text:p text:style-name="P31">Deterministic sensitivity analysis</text:p>
        </text:list-item>
        <text:list-item>
          <text:p text:style-name="P31">Stochastic sensitivity analysis</text:p>
        </text:list-item>
      </text:list>
      <text:p text:style-name="P28"><text:span text:style-name="T1">⚠️</text:span><text:span text:style-name="T2"> </text:span><text:span text:style-name="T3">Note that this tutorial </text:span><text:span text:style-name="T40">continues from the </text:span><text:span text:style-name="T38">simplified version of the </text:span><text:a xlink:type="simple" xlink:href="https://www.ema.europa.eu/en/medicines/human/EPAR/zinbryta#authorisation-details-section" text:style-name="ListLabel_20_1" text:visited-style-name="ListLabel_20_1"><text:span text:style-name="Internet_20_link"><text:span text:style-name="T38">Zinbryta assessment</text:span></text:span></text:a><text:span text:style-name="T38"> </text:span><text:span text:style-name="T39">used </text:span><text:span text:style-name="T40">in </text:span><text:span text:style-name="T39">the previous tutorial about </text:span><text:span text:style-name="T40">benefit-risk analysis</text:span><text:span text:style-name="T3">. At several points during this tutorial we ask you to compare results to those of the previous one, so it is helpful to have your work from the previous tutorial open in a separate browser tab </text:span><text:span text:style-name="T4">or </text:span><text:span text:style-name="T3">window.</text:span></text:p>
      <text:h text:style-name="P37" text:outline-level="2">Sign in to MCDA.drugis.org</text:h>
      <text:p text:style-name="Standard"><text:span text:style-name="T8">👉</text:span><text:span text:style-name="T7"> Open your browser of choice and navigate to </text:span><text:a xlink:type="simple" xlink:href="https://mcda.drugis.org/" text:style-name="ListLabel_20_1" text:visited-style-name="ListLabel_20_1"><text:span text:style-name="Internet_20_link"><text:span text:style-name="T7">https://mcda.drugis.org</text:span></text:span></text:a><text:span text:style-name="T7">. Use your Google account to </text:span><text:span text:style-name="T11">sign</text:span><text:span text:style-name="T7"> in.</text:span></text:p>
      <text:h text:style-name="P38" text:outline-level="2">Create the example workspace</text:h>
      <text:p text:style-name="P34"><text:span text:style-name="T8">👉</text:span><text:span text:style-name="T7"> </text:span><text:span text:style-name="T29">C</text:span><text:span text:style-name="T57">lick the ‘Create workspace’ button. In the dialog that appears, choose the ‘Zinbryta initial assessment </text:span><text:span text:style-name="T58">simplified, stochastic</text:span><text:span text:style-name="T57">’ option. You should now be on the Overview screen of a fresh workspace, like on Figure </text:span><text:span text:style-name="T58">x</text:span><text:span text:style-name="T57">. </text:span><text:span text:style-name="T59">Note the point estimates have confidence intervals for all measurements.</text:span></text:p>
      <text:p text:style-name="P1"/>
      <text:p text:style-name="P32"><text:span text:style-name="T5">🎓</text:span><text:span text:style-name="T31"> </text:span><text:span text:style-name="T32">For this tutorial example, we indicated explicitly </text:span><text:span text:style-name="T37">when entering the data </text:span><text:span text:style-name="T32">that we assume the</text:span><text:span text:style-name="T37">y </text:span><text:span text:style-name="T32">are approximately normally distributed for the</text:span><text:span text:style-name="T37">ir</text:span><text:span text:style-name="T32"> given point estimate and confidence interval. </text:span><text:span text:style-name="T37">This lets their distributions be used to perform stochastic sensitivity analysis, as explained towards the end of this tutorial.</text:span></text:p>
      <text:p text:style-name="P13"><text:span text:style-name="T6">👉</text:span><text:span text:style-name="T32"> </text:span><text:span text:style-name="T33">C</text:span><text:span text:style-name="T35">l</text:span><text:span text:style-name="T33">ick on the ‘Problem definition’ tab. </text:span><text:span text:style-name="T34">Consider how the confidence intervals for each criterion’s measurements are connected to the ‘Observed Range’ column in the scale ranges table. </text:span></text:p>
      <text:p text:style-name="P2"/>
      <text:p text:style-name="P13"><text:span text:style-name="T5">🎓</text:span><text:span text:style-name="T31"> </text:span><text:span text:style-name="T34">The scale ranges for each criterion determine which </text:span><text:span text:style-name="T36">highest and lowest</text:span><text:span text:style-name="T34"> values </text:span><text:span text:style-name="T36">to consider when </text:span><text:span text:style-name="T34">defining their partial value functions. Scale ranges can be wider than the observed data, but never narrower. </text:span><text:span text:style-name="T36">If the data include uncertainty the confidence intervals are included in the scale ranges.</text:span></text:p>
      <text:h text:style-name="P39" text:outline-level="2">Deterministic sensitivity analysis</text:h>
      <text:p text:style-name="Standard"><text:span text:style-name="T8">👉</text:span><text:span text:style-name="T7"> </text:span><text:span text:style-name="T12">Click on the ‘Preferences’ tab and define your partial value functions, as in our previous tutorial on benefit-risk analysis. Remember that lower is better for </text:span><text:soft-page-break/><text:span text:style-name="T12">all criteria in this analysis. Note that the X-axis of each pvf corresponds to the scale range for that criterion.</text:span></text:p>
      <text:p text:style-name="P4"/>
      <text:p text:style-name="P14"><text:span text:style-name="T10">👉</text:span><text:span text:style-name="T12"> </text:span><text:span text:style-name="T13">Perform an ordinal ranking, with ARR most important, and the AEs </text:span><text:span text:style-name="T14">in decreasing importance from top to bottom. Go to the deterministic analysis tab, and look at the value plot. Compare it to the value plot of the previous tutorial’s ordinal ranking scenario. </text:span><text:span text:style-name="T15">Note that both alternatives derive some value from each criterion. </text:span><text:span text:style-name="T17">Also note that now that uncertainty is included, Daclizumab actually has higher value.</text:span></text:p>
      <text:p text:style-name="P7"/>
      <text:p text:style-name="P14"><text:span text:style-name="T9">🎓</text:span><text:span text:style-name="T14"> </text:span><text:span text:style-name="T16">Widening the scale ranges of your criteria beyond your point estimates is</text:span><text:span text:style-name="T16"><office:annotation><dc:creator>Daan Reid</dc:creator><dc:date>2019-01-21T09:53:34.633012885</dc:date><loext:sender-initials>DR</loext:sender-initials><text:p text:style-name="P42"><text:span text:style-name="T60">Par. can be compressed</text:span></text:p></office:annotation></text:span><text:span text:style-name="T16"> one way of incorporating uncertainty. Since partial value functions have values of either 0 or 1 at the extreme ends of their scale range, </text:span><text:span text:style-name="T27">measurements at these extremes </text:span><text:span text:style-name="T16">will therefore have either maximally positive or maximally negative value. </text:span><text:span text:style-name="T26">Deterministic analysis contrasts the measured values with a hypothetical alternative that is the worst possible for every criterion </text:span><text:span text:style-name="T27">(i.e. with values at the extreme end of the scale range</text:span><text:span text:style-name="T26">. Therefore, </text:span><text:span text:style-name="T27">any</text:span><text:span text:style-name="T26"> </text:span><text:span text:style-name="T27">measurements outside of the extreme ends will have </text:span><text:span text:style-name="T28">some</text:span><text:span text:style-name="T27"> positive contribution to that alternative’s value.</text:span></text:p>
      <text:p text:style-name="P6"/>
      <text:p text:style-name="P15"><text:span text:style-name="T10">👉</text:span><text:span text:style-name="T12">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8"/>
      <text:p text:style-name="P15"><text:span text:style-name="T10">👉</text:span><text:span text:style-name="T12"> Scroll down to the bottom of the page and take a look at the plots in the ‘One-way sensitivity analysis’ section. These give some insight into what the consequences of changing a single value would be. </text:span><text:span text:style-name="T18">In the left </text:span><text:span text:style-name="T12">(‘Measurements’) plot </text:span><text:span text:style-name="T18">select IFN β-1a 30µg as the alternative</text:span><text:span text:style-name="T12"> </text:span><text:span text:style-name="T18">and observe the changes. Pay particular attention to the intersection point of the two lines.</text:span></text:p>
      <text:p text:style-name="P10"/>
      <text:p text:style-name="P15"><text:span text:style-name="T9">🎓</text:span><text:span text:style-name="T14"> </text:span><text:span text:style-name="T18">The measurements plot of the one-way sensitivity analysis shows you how the total value of a criterion changes if you change its measurement for a specific alternative, </text:span><text:span text:style-name="T19">while keeping all other values constant</text:span><text:span text:style-name="T18">. </text:span><text:span text:style-name="T19">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0">Note that for linear pvfs this is rather straightforward, but nonlinear ones make it more interesting.</text:span></text:p>
      <text:p text:style-name="P9"/>
      <text:p text:style-name="P16"><text:span text:style-name="T9">🎓</text:span><text:span text:style-name="T14"> </text:span><text:span text:style-name="T20">Similarly, the ‘Preferences’ plots let you see how the value of all alternatives changes with the weight of a specific criterion. Note that, since all weights should always sum to 1, this means that the weights of the other criteria also change </text:span><text:span text:style-name="T30">implicitly</text:span><text:span text:style-name="T27">. </text:span><text:span text:style-name="T30">Instead of their value, t</text:span><text:span text:style-name="T27">heir proportional share of the remaining weight is kept constant.</text:span></text:p>
      <text:p text:style-name="P11"/>
      <text:p text:style-name="P12"><text:span text:style-name="T46">🎓</text:span><text:span text:style-name="T48"> Deterministic analysis lets you easily predict the results of a single change, and check the consequences of different measurement data. However, it would be extremely labour-intensive to manually make a lot of changes and </text:span><text:soft-page-break/><text:span text:style-name="T48">aggregate the results into an overview of the possibilities given the measurements, your preferences, and their uncertainties. This need is addressed by stochastic multicriteria acceptability analysis (SMAA) which we’ll briefly discuss in the next section. </text:span></text:p>
      <text:h text:style-name="P41" text:outline-level="2">Stochastic sensitivity analysis</text:h>
      <text:p text:style-name="P17"><text:span text:style-name="T10">👉 </text:span><text:span text:style-name="T21">Go to the ‘SMAA results’ tab. </text:span><text:span text:style-name="T22">Take a moment to look at the outputs. Most important are the rank acceptability plot and table at the top of the page </text:span><text:span text:style-name="T24">(Fig. x)</text:span><text:span text:style-name="T22">. These indicate how </text:span><text:span text:style-name="T23">frequently </text:span><text:span text:style-name="T22">each alternative </text:span><text:span text:style-name="T23">had</text:span><text:span text:style-name="T22"> a specific rank </text:span><text:span text:style-name="T23">in the different configurations of measurements and preferences that were generated</text:span><text:span text:style-name="T22">.</text:span></text:p>
      <text:p text:style-name="P17"><text:span text:style-name="T22"/></text:p>
      <text:p text:style-name="P20"><text:span text:style-name="T46">🎓</text:span><text:span text:style-name="T48"> SMAA models explore uncertainties in the measurements and preferences by systematically varying their values</text:span><text:span text:style-name="T48"><text:note text:id="ftn0" text:note-class="footnote"><text:note-citation>1</text:note-citation><text:note-body><text:p text:style-name="P26"><text:span text:style-name="T14"><text:s/>SMAA samples from probabilistic distributions for these values - for a more in-depth explanation of the process, see the </text:span><text:a xlink:type="simple" xlink:href="https://mcda-test.drugis.org/manual.html" text:style-name="Internet_20_link" text:visited-style-name="Visited_20_Internet_20_Link"><text:span text:style-name="T14">MCDA manual</text:span></text:a><text:span text:style-name="T14"> and </text:span><text:a xlink:type="simple" xlink:href="https://doi.org/10.1016/j.ejor.2005.12.037" text:style-name="Internet_20_link" text:visited-style-name="Visited_20_Internet_20_Link"><text:span text:style-name="T14">Tervonen &amp; Lahdelma (2007)</text:span></text:a></text:p></text:note-body></text:note></text:span><text:span text:style-name="T48">. The set of variations (of which there can be hundreds of thousands) can be analysed in several ways. We here use the rank acceptability: for each variation the alternatives are ranked according to their calculated value, and then the proportion of variations in which an alternative had each specific rank is reported.</text:span></text:p>
      <text:p text:style-name="P22"><text:span text:style-name="T47"/></text:p>
      <text:p text:style-name="P23"><text:span text:style-name="T47">👉</text:span><text:span text:style-name="T50"> </text:span><text:span text:style-name="T51">Go to the ‘Preferences’ tab, create a new scenario called ‘100-75-50-25’ and use </text:span><text:span text:style-name="T49">Precise Swing </text:span><text:span text:style-name="T51">to set the Criteria weights as: <text:s/>ARR 100%, Hep. AE 75%, Cut. AE 50% and Inf. AE 25%</text:span><text:span text:style-name="T49">. </text:span><text:span text:style-name="T53">Go to the ‘Deterministic results’ tab, and you should see that the value of both alternatives is approximately equal. Now n</text:span><text:span text:style-name="T49">avigate to the ‘SMAA’ tab and observe the results. </text:span><text:span text:style-name="T52">You should see that each alternative is ranked as best in roughly 50% of all cases. </text:span><text:span text:style-name="T54">This is consistent with the deterministic analysis, where the value for both alternatives is approximately equal.</text:span></text:p>
      <text:p text:style-name="P23"><text:span text:style-name="T54"/></text:p>
      <text:p text:style-name="P24"><text:span text:style-name="T47">👉</text:span><text:span text:style-name="T50"> </text:span><text:span text:style-name="T54">Switch to your workspace from the previous tutorial. Create a scenario called ‘ranked weights’, then use Precise swing to specify the weights </text:span><text:span text:style-name="T51">as: <text:s/>ARR 100%, Hep. AE 5</text:span><text:span text:style-name="T54">0</text:span><text:span text:style-name="T51">%, Cut. AE </text:span><text:span text:style-name="T54">25</text:span><text:span text:style-name="T51">% and Inf. AE </text:span><text:span text:style-name="T56">12</text:span><text:span text:style-name="T51">%</text:span><text:span text:style-name="T49">. </text:span><text:span text:style-name="T54">This results in a representative weight distribution approximately equal to the one automatically generated for </text:span><text:span text:style-name="T56">deterministic analysis of the case where the criteria are ranked. </text:span></text:p>
      <text:p text:style-name="P24"><text:span text:style-name="T56"/></text:p>
      <text:p text:style-name="P24"><text:span text:style-name="T47">👉</text:span><text:span text:style-name="T56"> Go to the ‘Deterministic results’ tab and use the scenario switching to go back and forth between the ‘ranked weights’ scenario and the ‘Default’ one (assuming you kept that scenario as using ranking; otherwise do a new ranking elicitation). The results and representative weights should be similar.</text:span></text:p>
      <text:p text:style-name="P24"><text:span text:style-name="T56"/></text:p>
      <text:p text:style-name="P29"><text:span text:style-name="T10">👉</text:span><text:span text:style-name="T25"> Switch to the ‘Smaa results’ tab and again switch back and forth between the two scenarios. Now you should see a great difference. For the specific weight distribution we picked, there is no uncertainty in either the measurements or the preferences, and thus all scenarios result in the same ranking. However, in the ‘Default’ scenario where only ranks are specified, the different ways in which the weights can be distributed while preserving their ranking are taken into account, showing that for only approximately half such rankings </text:span><text:span text:style-name="T56">Daclizumab 150mg</text:span><text:span text:style-name="T25"> is better than IFN β-1a 30µg.</text:span></text:p>
      <text:p text:style-name="P23"><text:span text:style-name="T54"/></text:p>
      <text:p text:style-name="P21"><text:soft-page-break/><text:span text:style-name="T46">🎓</text:span><text:span text:style-name="T55"> </text:span><text:span text:style-name="T54">Uncertainty can also lie in the preferences. If only a ranking is specified, there are infinitely many ways to pick the actual weight values for the criteria that still satisfy the given ranking. SMAA also varies the preferences if there is uncertainty there.</text:span></text:p>
      <text:p text:style-name="P33"/>
      <text:p text:style-name="P33"/>
      <text:p text:style-name="P19">Memo: interesting smaa / deterministic contrast is ranking vs equal weights: in both cases value diff is 0.2, but rankings are v. different</text:p>
      <text:h text:style-name="P40" text:outline-level="2"><office:annotation><dc:creator>Daan Reid</dc:creator><dc:date>2019-01-17T17:02:24.912000000</dc:date><loext:sender-initials>DR</loext:sender-initials><text:p text:style-name="P43"><text:span text:style-name="T61">@Douwe de central weight heb ik geen idee over, moeten we maar even samen doen denk ik</text:span></text:p></office:annotation></text:h>
      <text:h text:style-name="P40" text:outline-level="2"/>
      <text:h text:style-name="P40" text:outline-level="2">Final words</text:h>
      <text:p text:style-name="P3"/>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23T12:50:42.014123422</dc:date>
    <meta:editing-cycles>16</meta:editing-cycles>
    <meta:editing-duration>PT16H30M28S</meta:editing-duration>
    <meta:generator>LibreOffice/6.0.7.3$Linux_X86_64 LibreOffice_project/00m0$Build-3</meta:generator>
    <meta:document-statistic meta:table-count="0" meta:image-count="0" meta:object-count="0" meta:page-count="4" meta:paragraph-count="36" meta:word-count="1444" meta:character-count="8988" meta:non-whitespace-character-count="7576"/>
  </office:meta>
</office:document-meta>
</file>